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4a7f" officeooo:paragraph-rsid="001e4a7f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tyle="normal" style:text-underline-style="none" fo:font-weight="normal" officeooo:rsid="001e4a7f" officeooo:paragraph-rsid="001e4a7f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eb53e" officeooo:paragraph-rsid="001eb53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f21" officeooo:paragraph-rsid="001f2f2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f2f21" officeooo:paragraph-rsid="001f2f21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1eb53e" officeooo:paragraph-rsid="001eb53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f21" officeooo:paragraph-rsid="001f2f2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f2f21" officeooo:paragraph-rsid="0020f874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f87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ssignment 4</text:p>
      <text:p text:style-name="P2"/>
      <text:p text:style-name="P2"/>
      <text:p text:style-name="P2">Submitted By: Eavanshi Arora (201501115)<text:line-break/>: Nikita Agarwal (201501041)</text:p>
      <text:p text:style-name="P2"/>
      <text:p text:style-name="P6"/>
      <text:p text:style-name="P6">SCRIPT</text:p>
      <text:p text:style-name="P6"/>
      <text:p text:style-name="P3">Theme:<text:span text:style-name="T1"> Planet Of Minions</text:span></text:p>
      <text:p text:style-name="P4"><text:span text:style-name="T1">Story: </text:span>We have a new planet, Planet Of Minions. Everyone on the planet lives a happy and peaceful life. We have shown minions enjoying their life initially. However, man who is a friend to none destroys this planet.</text:p>
      <text:p text:style-name="P4"/>
      <text:p text:style-name="P8">Link To Video : <text:a xlink:type="simple" xlink:href="https://youtu.be/QL7D9D5qwIY" text:style-name="Internet_20_link" text:visited-style-name="Visited_20_Internet_20_Link"><text:span text:style-name="T3">https://youtu.be/QL7D9D5qwIY</text:span></text:a></text:p>
      <text:p text:style-name="P8"><text:span text:style-name="T3"/></text:p>
      <text:p text:style-name="P5"/>
      <text:p text:style-name="P5">Link To Code : <text:a xlink:type="simple" xlink:href="https://github.com/earora97/GraphicsMovie" text:style-name="Internet_20_link" text:visited-style-name="Visited_20_Internet_20_Link"><text:span text:style-name="T2">https://github.com/earora97/GraphicsMovie</text:span></text:a><text:span text:style-name="T2">/</text:span></text:p>
      <text:p text:style-name="P4"/>
      <text:p text:style-name="P5">Steps:</text:p>
      <text:p text:style-name="P4">1.) We used one of our own objects (i.e. spacecraft) which we imported from blender.</text:p>
      <text:p text:style-name="P4">2.) Other characters were downloaded online</text:p>
      <text:p text:style-name="P4">3.) We used “Unity” to create a scene and used animations to move the objects in Unity.</text:p>
      <text:p text:style-name="P4">4.) To add and format sounds we used “Pitivi” and “mencoder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32:06.439359486</meta:creation-date>
    <dc:date>2017-03-27T06:41:33.968848064</dc:date>
    <meta:editing-duration>PT1H2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15" meta:character-count="716" meta:non-whitespace-character-count="613"/>
  </office:meta>
</office:document-meta>
</file>